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dobe Blank" svg:font-family="'Adobe Blan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Line_20_with_20_Fine_20_Dots" svg:stroke-width="0.106cm" svg:stroke-color="#000000" draw:marker-start-width="0.358cm" draw:marker-end-width="0.358cm" draw:fill-color="#ffffff" draw:textarea-horizontal-align="justify" draw:textarea-vertical-align="middle" draw:auto-grow-height="false" fo:min-height="2.29cm" fo:min-width="2.04cm" fo:padding-top="0.177cm" fo:padding-bottom="0.177cm" fo:padding-left="0.302cm" fo:padding-right="0.302cm"/>
    </style:style>
    <style:style style:name="gr3" style:family="graphic" style:parent-style-name="standard">
      <style:graphic-properties draw:stroke="solid" draw:stroke-dash="Line_20_with_20_Fine_20_Dots" svg:stroke-width="0.106cm" svg:stroke-color="#000000" draw:marker-start-width="0.359cm" draw:marker-end-width="0.359cm" draw:fill-color="#ffffff" draw:textarea-horizontal-align="justify" draw:textarea-vertical-align="middle" draw:auto-grow-height="false" fo:min-height="2.29cm" fo:min-width="2.04cm" fo:padding-top="0.178cm" fo:padding-bottom="0.178cm" fo:padding-left="0.303cm" fo:padding-right="0.303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188cm" fo:min-width="0.938cm"/>
    </style:style>
    <style:style style:name="gr5" style:family="graphic" style:parent-style-name="objectwithoutfill">
      <style:graphic-properties svg:stroke-width="0.706cm" svg:stroke-color="#ed1c24" draw:marker-start-width="1.253cm" draw:marker-end="Arrow" draw:marker-end-width="1.353cm" draw:fill="none" draw:textarea-vertical-align="middle" fo:padding-top="0.472cm" fo:padding-bottom="0.472cm" fo:padding-left="0.597cm" fo:padding-right="0.597cm"/>
    </style:style>
    <style:style style:name="gr6" style:family="graphic" style:parent-style-name="objectwithoutfill">
      <style:graphic-properties svg:stroke-width="0.247cm" svg:stroke-color="#000000" draw:marker-start-width="0.571cm" draw:marker-end="Arrow" draw:marker-end-width="0.671cm" draw:fill="none" draw:textarea-vertical-align="middle" fo:padding-top="0.249cm" fo:padding-bottom="0.249cm" fo:padding-left="0.374cm" fo:padding-right="0.374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2.29cm"/>
    </style:style>
    <style:style style:name="gr8" style:family="graphic" style:parent-style-name="standard">
      <style:graphic-properties draw:stroke="none" svg:stroke-color="#000000" draw:fill="none" draw:fill-color="#ffffff" draw:textarea-vertical-align="top" fo:min-height="2.29cm"/>
    </style:style>
    <style:style style:name="gr9" style:family="graphic" style:parent-style-name="standard">
      <style:graphic-properties draw:stroke="none" svg:stroke-color="#000000" draw:fill="none" draw:fill-color="#ffffff" draw:textarea-vertical-align="bottom" fo:min-height="2.29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-color="#000000" draw:opacity="100%" draw:textarea-vertical-align="middle" draw:auto-grow-height="false" fo:min-height="1.679cm" fo:min-width="2.013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-color="#000000" draw:opacity="100%" draw:textarea-vertical-align="middle" draw:auto-grow-height="false" fo:min-height="1.678cm" fo:min-width="2.012cm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1.102cm"/>
    </style:style>
    <style:style style:name="gr13" style:family="graphic" style:parent-style-name="standard">
      <style:graphic-properties draw:stroke="solid" draw:stroke-dash="Line_20_with_20_Fine_20_Dots" svg:stroke-width="0.106cm" svg:stroke-color="#000000" draw:marker-start-width="0.358cm" draw:marker-end-width="0.358cm" draw:fill-color="#ffffff" draw:textarea-horizontal-align="justify" draw:textarea-vertical-align="middle" draw:auto-grow-height="false" fo:min-height="2.186cm" fo:min-width="1.936cm" fo:padding-top="0.177cm" fo:padding-bottom="0.177cm" fo:padding-left="0.302cm" fo:padding-right="0.302cm"/>
    </style:style>
    <style:style style:name="gr14" style:family="graphic" style:parent-style-name="standard">
      <style:graphic-properties draw:stroke="solid" draw:stroke-dash="Line_20_with_20_Fine_20_Dots" svg:stroke-width="0.106cm" svg:stroke-color="#000000" draw:marker-start-width="0.359cm" draw:marker-end-width="0.359cm" draw:fill-color="#ffffff" draw:textarea-horizontal-align="justify" draw:textarea-vertical-align="middle" draw:auto-grow-height="false" fo:min-height="2.184cm" fo:min-width="1.934cm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28pt" fo:font-weight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28pt" fo:font-weight="bold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28pt" fo:font-weight="bold"/>
    </style:style>
    <style:style style:name="P10" style:family="paragraph">
      <loext:graphic-properties draw:fill-color="#000000" draw:opacity="100%"/>
      <style:paragraph-properties fo:text-align="center"/>
    </style:style>
    <style:style style:name="P11" style:family="paragraph">
      <loext:graphic-properties draw:fill-color="#000000" draw:opacity="100%"/>
      <style:paragraph-properties fo:text-align="center"/>
      <style:text-properties fo:text-shadow="1pt 1pt"/>
    </style:style>
    <style:style style:name="P1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style:text-position="0% 100%" fo:font-size="28pt" fo:font-style="italic" fo:font-weight="bold" style:font-style-asian="italic" style:font-style-complex="italic"/>
    </style:style>
    <style:style style:name="T2" style:family="text">
      <style:text-properties style:text-position="-33% 58%" fo:font-size="28pt" fo:font-style="normal" fo:font-weight="bold" style:font-style-asian="normal" style:font-style-complex="normal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9.37cm" svg:y1="7.62cm" svg:x2="39.37cm" svg:y2="9.727cm">
          <text:p/>
        </draw:line>
        <draw:custom-shape draw:style-name="gr2" draw:text-style-name="P2" draw:layer="layout" svg:width="2.54cm" svg:height="2.54cm" svg:x="0cm" svg:y="2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2.54cm" svg:x="2.54cm" svg:y="2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2.54cm" svg:x="5.08cm" svg:y="2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2.54cm" svg:x="7.62cm" svg:y="2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2.54cm" svg:x="10.16cm" svg:y="2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2.54cm" svg:x="12.7cm" svg:y="2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2.54cm" svg:x="15.24cm" svg:y="2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2.54cm" svg:x="17.78cm" svg:y="2.7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032cm" svg:height="2.032cm" svg:x="25.019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2.86cm" svg:y1="2.794cm" svg:x2="26.035cm" svg:y2="2.794cm">
          <text:p/>
        </draw:line>
        <draw:line draw:style-name="gr6" draw:text-style-name="P1" draw:layer="layout" svg:x1="26.035cm" svg:y1="2.794cm" svg:x2="28.575cm" svg:y2="2.794cm">
          <text:p/>
        </draw:line>
        <draw:line draw:style-name="gr6" draw:text-style-name="P1" draw:layer="layout" svg:x1="26.035cm" svg:y1="2.794cm" svg:x2="26.035cm" svg:y2="0.254cm">
          <text:p/>
        </draw:line>
        <draw:line draw:style-name="gr6" draw:text-style-name="P1" draw:layer="layout" svg:x1="26.035cm" svg:y1="2.794cm" svg:x2="26.035cm" svg:y2="5.334cm">
          <text:p/>
        </draw:line>
        <draw:line draw:style-name="gr6" draw:text-style-name="P1" draw:layer="layout" svg:x1="26.035cm" svg:y1="2.794cm" svg:x2="23.495cm" svg:y2="2.794cm">
          <text:p/>
        </draw:line>
        <draw:custom-shape draw:style-name="gr4" draw:text-style-name="P3" draw:layer="layout" svg:width="2.032cm" svg:height="2.032cm" svg:x="-6.096cm" svg:y="3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-8.255cm" svg:y1="4.445cm" svg:x2="-5.08cm" svg:y2="4.445cm">
          <text:p/>
        </draw:line>
        <draw:line draw:style-name="gr6" draw:text-style-name="P1" draw:layer="layout" svg:x1="-5.08cm" svg:y1="4.445cm" svg:x2="-2.54cm" svg:y2="4.445cm">
          <text:p/>
        </draw:line>
        <draw:line draw:style-name="gr6" draw:text-style-name="P1" draw:layer="layout" svg:x1="-5.08cm" svg:y1="4.445cm" svg:x2="-5.08cm" svg:y2="1.905cm">
          <text:p/>
        </draw:line>
        <draw:line draw:style-name="gr6" draw:text-style-name="P1" draw:layer="layout" svg:x1="-5.08cm" svg:y1="4.445cm" svg:x2="-5.08cm" svg:y2="6.985cm">
          <text:p/>
        </draw:line>
        <draw:frame draw:style-name="gr7" draw:text-style-name="P5" draw:layer="layout" svg:width="2.54cm" svg:height="2.54cm" svg:x="-3.81cm" svg:y="3.175cm">
          <draw:text-box>
            <text:p text:style-name="P4"><text:span text:style-name="T1">p</text:span></text:p>
          </draw:text-box>
        </draw:frame>
        <draw:frame draw:style-name="gr8" draw:text-style-name="P7" draw:layer="layout" svg:width="2.54cm" svg:height="2.54cm" svg:x="-6.35cm" svg:y="0.635cm">
          <draw:text-box>
            <text:p text:style-name="P6"><text:span text:style-name="T1">p</text:span><text:span text:style-name="T2">l</text:span></text:p>
          </draw:text-box>
        </draw:frame>
        <draw:frame draw:style-name="gr9" draw:text-style-name="P7" draw:layer="layout" svg:width="2.54cm" svg:height="2.54cm" svg:x="-6.35cm" svg:y="5.715cm">
          <draw:text-box>
            <text:p text:style-name="P6"><text:span text:style-name="T1">p</text:span><text:span text:style-name="T2">r</text:span></text:p>
          </draw:text-box>
        </draw:frame>
        <draw:line draw:style-name="gr6" draw:text-style-name="P1" draw:layer="layout" svg:x1="-5.08cm" svg:y1="4.445cm" svg:x2="-7.62cm" svg:y2="4.445cm">
          <text:p/>
        </draw:line>
        <draw:frame draw:style-name="gr7" draw:text-style-name="P9" draw:layer="layout" svg:width="2.54cm" svg:height="2.54cm" svg:x="-8.89cm" svg:y="3.175cm">
          <draw:text-box>
            <text:p text:style-name="P8"><text:span text:style-name="T1">p</text:span><text:span text:style-name="T2">b</text:span></text:p>
          </draw:text-box>
        </draw:frame>
        <draw:custom-shape draw:style-name="gr4" draw:text-style-name="P3" draw:layer="layout" svg:width="2.032cm" svg:height="2.032cm" svg:x="24.892cm" svg:y="9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2.733cm" svg:y1="10.033cm" svg:x2="25.908cm" svg:y2="10.033cm">
          <text:p/>
        </draw:line>
        <draw:custom-shape draw:style-name="gr4" draw:text-style-name="P3" draw:layer="layout" svg:width="2.032cm" svg:height="2.032cm" svg:x="7.87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54cm" svg:height="1.956cm" svg:x="9.195cm" svg:y="1.27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1" draw:layer="layout" svg:width="2.54cm" svg:height="1.956cm" svg:x="6.045cm" svg:y="1.27cm">
          <text:p/>
          <draw:enhanced-geometry svg:viewBox="0 0 21600 21600" draw:text-areas="0 0 21600 21600" draw:mirror-vertical="false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2" draw:text-style-name="P13" draw:layer="layout" svg:width="2.54cm" svg:height="1.352cm" svg:x="6.198cm" svg:y="0cm">
          <draw:text-box>
            <text:p text:style-name="P12"><text:span text:style-name="T3">0.5</text:span></text:p>
          </draw:text-box>
        </draw:frame>
        <draw:frame draw:style-name="gr12" draw:text-style-name="P13" draw:layer="layout" svg:width="2.54cm" svg:height="1.352cm" svg:x="9.347cm" svg:y="0cm">
          <draw:text-box>
            <text:p text:style-name="P12"><text:span text:style-name="T3">0.5</text:span></text:p>
          </draw:text-box>
        </draw:frame>
        <draw:custom-shape draw:style-name="gr13" draw:text-style-name="P2" draw:layer="layout" svg:width="2.54cm" svg:height="2.54cm" svg:x="0cm" svg:y="9.14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54cm" svg:height="2.54cm" svg:x="2.54cm" svg:y="9.14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54cm" svg:height="2.54cm" svg:x="5.08cm" svg:y="9.14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54cm" svg:height="2.54cm" svg:x="7.62cm" svg:y="9.14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54cm" svg:height="2.54cm" svg:x="10.16cm" svg:y="9.14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54cm" svg:height="2.54cm" svg:x="12.7cm" svg:y="9.14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54cm" svg:height="2.54cm" svg:x="15.24cm" svg:y="9.14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54cm" svg:height="2.54cm" svg:x="17.78cm" svg:y="9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032cm" svg:height="2.032cm" svg:x="7.87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54cm" svg:height="1.956cm" svg:x="9.195cm" svg:y="7.62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1" draw:layer="layout" svg:width="2.54cm" svg:height="1.956cm" svg:x="6.045cm" svg:y="7.62cm">
          <text:p/>
          <draw:enhanced-geometry svg:viewBox="0 0 21600 21600" draw:text-areas="0 0 21600 21600" draw:mirror-vertical="false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2" draw:text-style-name="P13" draw:layer="layout" svg:width="2.54cm" svg:height="1.352cm" svg:x="6.198cm" svg:y="6.35cm">
          <draw:text-box>
            <text:p text:style-name="P12"><text:span text:style-name="T3">1 - </text:span><text:span text:style-name="T3">p</text:span></text:p>
          </draw:text-box>
        </draw:frame>
        <draw:frame draw:style-name="gr12" draw:text-style-name="P13" draw:layer="layout" svg:width="2.54cm" svg:height="1.352cm" svg:x="9.347cm" svg:y="6.35cm">
          <draw:text-box>
            <text:p text:style-name="P12"><text:span text:style-name="T3">p</text:span></text:p>
          </draw:text-box>
        </draw:frame>
        <draw:custom-shape draw:style-name="gr13" draw:text-style-name="P2" draw:layer="layout" svg:width="2.54cm" svg:height="2.54cm" svg:x="0cm" svg:y="15.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54cm" svg:height="2.54cm" svg:x="2.54cm" svg:y="15.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54cm" svg:height="2.54cm" svg:x="5.08cm" svg:y="15.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54cm" svg:height="2.54cm" svg:x="7.62cm" svg:y="15.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54cm" svg:height="2.54cm" svg:x="10.16cm" svg:y="15.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54cm" svg:height="2.54cm" svg:x="12.7cm" svg:y="15.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54cm" svg:height="2.54cm" svg:x="15.24cm" svg:y="15.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54cm" svg:height="2.54cm" svg:x="17.78cm" svg:y="15.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032cm" svg:height="2.032cm" svg:x="7.87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54cm" svg:height="1.956cm" svg:x="9.195cm" svg:y="13.716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1" draw:layer="layout" svg:width="2.54cm" svg:height="1.956cm" svg:x="6.045cm" svg:y="13.716cm">
          <text:p/>
          <draw:enhanced-geometry svg:viewBox="0 0 21600 21600" draw:text-areas="0 0 21600 21600" draw:mirror-vertical="false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2" draw:text-style-name="P13" draw:layer="layout" svg:width="2.54cm" svg:height="1.352cm" svg:x="6.198cm" svg:y="12.548cm">
          <draw:text-box>
            <text:p text:style-name="P12"><text:span text:style-name="T3">1 - </text:span><text:span text:style-name="T3">p</text:span></text:p>
          </draw:text-box>
        </draw:frame>
        <draw:frame draw:style-name="gr12" draw:text-style-name="P13" draw:layer="layout" svg:width="2.54cm" svg:height="1.352cm" svg:x="9.347cm" svg:y="12.548cm">
          <draw:text-box>
            <text:p text:style-name="P12"><text:span text:style-name="T3">p</text:span></text:p>
          </draw:text-box>
        </draw:frame>
        <draw:line draw:style-name="gr5" draw:text-style-name="P1" draw:layer="layout" svg:x1="5.715cm" svg:y1="16.51cm" svg:x2="8.89cm" svg:y2="16.51cm">
          <text:p/>
        </draw:line>
        <draw:custom-shape draw:style-name="gr13" draw:text-style-name="P2" draw:layer="layout" svg:width="2.54cm" svg:height="2.54cm" svg:x="0cm" svg:y="22.8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54cm" svg:height="2.54cm" svg:x="2.54cm" svg:y="22.8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54cm" svg:height="2.54cm" svg:x="5.08cm" svg:y="22.8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54cm" svg:height="2.54cm" svg:x="7.62cm" svg:y="22.8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54cm" svg:height="2.54cm" svg:x="10.16cm" svg:y="22.8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54cm" svg:height="2.54cm" svg:x="12.7cm" svg:y="22.8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54cm" svg:height="2.54cm" svg:x="15.24cm" svg:y="22.8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54cm" svg:height="2.54cm" svg:x="17.78cm" svg:y="22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032cm" svg:height="2.032cm" svg:x="7.874cm" svg:y="23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54cm" svg:height="1.956cm" svg:x="9.195cm" svg:y="21.361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1" draw:layer="layout" svg:width="2.54cm" svg:height="1.956cm" svg:x="6.045cm" svg:y="21.361cm">
          <text:p/>
          <draw:enhanced-geometry svg:viewBox="0 0 21600 21600" draw:text-areas="0 0 21600 21600" draw:mirror-vertical="false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2" draw:text-style-name="P13" draw:layer="layout" svg:width="2.54cm" svg:height="1.352cm" svg:x="6.198cm" svg:y="20.193cm">
          <draw:text-box>
            <text:p text:style-name="P12"><text:span text:style-name="T3">p</text:span></text:p>
          </draw:text-box>
        </draw:frame>
        <draw:frame draw:style-name="gr12" draw:text-style-name="P13" draw:layer="layout" svg:width="2.54cm" svg:height="1.352cm" svg:x="9.347cm" svg:y="20.193cm">
          <draw:text-box>
            <text:p text:style-name="P12"><text:span text:style-name="T3">1 - </text:span><text:span text:style-name="T3">p</text:span></text:p>
          </draw:text-box>
        </draw:frame>
        <draw:line draw:style-name="gr5" draw:text-style-name="P1" draw:layer="layout" svg:x1="12.065cm" svg:y1="24.155cm" svg:x2="8.89cm" svg:y2="24.1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dobe Blank" svg:font-family="'Adobe Blan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dobe Blank" style:font-family-asian="'Adobe Blank'" style:font-family-generic-asian="system" style:font-pitch-asian="variable" style:font-size-asian="18pt" style:font-style-asian="normal" style:font-weight-asian="normal" style:font-name-complex="Ek Mukta" style:font-family-complex="'Ek Mukt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19:13:41.892495679</meta:creation-date>
    <dc:date>2018-09-13T17:19:17.930423410</dc:date>
    <meta:editing-duration>PT6H47M56S</meta:editing-duration>
    <meta:editing-cycles>17</meta:editing-cycles>
    <meta:generator>LibreOffice/6.1.0.3$Linux_X86_64 LibreOffice_project/10$Build-3</meta:generator>
    <meta:document-statistic meta:object-count="73"/>
  </office:meta>
</office:document-meta>
</file>